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19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100" table:style-name="ce10">
            <text:p>1100</text:p>
          </table:table-cell>
          <table:table-cell table:style-name="ce1"/>
          <table:table-cell office:value-type="float" office:value="1100" table:formula="of:=[.E2]" table:style-name="ce1">
            <text:p>1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270" table:style-name="ce10">
            <text:p>270</text:p>
          </table:table-cell>
          <table:table-cell table:style-name="ce1"/>
          <table:table-cell office:value-type="float" office:value="270" table:formula="of:=[.E4]" table:style-name="ce1">
            <text:p>27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900" table:style-name="ce10">
            <text:p>900</text:p>
          </table:table-cell>
          <table:table-cell table:style-name="ce1"/>
          <table:table-cell office:value-type="float" office:value="900" table:formula="of:=[.E5]" table:style-name="ce1">
            <text:p>9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7]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9]" table:style-name="ce1">
            <text:p>2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шт</text:p>
          </table:table-cell>
          <table:table-cell office:value-type="float" office:value="16" table:formula="of:=[.E11]*0.4" table:style-name="ce1">
            <text:p>1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12]" table:style-name="ce1">
            <text:p>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14]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19]" table:style-name="ce1">
            <text:p>1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60" table:style-name="ce10">
            <text:p>160</text:p>
          </table:table-cell>
          <table:table-cell table:style-name="ce1"/>
          <table:table-cell office:value-type="float" office:value="160" table:formula="of:=[.E21]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2]" table:style-name="ce1">
            <text:p>3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3]" table:style-name="ce19">
            <text:p>3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24]" table:style-name="ce1">
            <text:p>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5]" table:style-name="ce1">
            <text:p>1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26]" table:style-name="ce1">
            <text:p>2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style-name="ce1"/>
          <table:table-cell office:value-type="float" office:value="0" table:formula="of:=[.E2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float" office:value="12" table:formula="of:=[.E29]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office:value-type="float" office:value="8" table:style-name="ce10">
            <text:p>8</text:p>
          </table:table-cell>
          <table:table-cell table:style-name="ce1"/>
          <table:table-cell office:value-type="float" office:value="8" table:formula="of:=[.E31]" table:style-name="ce1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24" table:style-name="ce10">
            <text:p>24</text:p>
          </table:table-cell>
          <table:table-cell table:style-name="ce1"/>
          <table:table-cell office:value-type="float" office:value="24" table:formula="of:=[.E32]" table:style-name="ce1">
            <text:p>24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33]" table:style-name="ce1">
            <text:p>1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4]" table:style-name="ce1">
            <text:p>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35]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0"/>
          <table:table-cell table:style-name="ce1"/>
          <table:table-cell office:value-type="float" office:value="0" table:formula="of:=[.E3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37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38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40]" table:style-name="ce1">
            <text:p>1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41]" table:style-name="ce1">
            <text:p>4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office:value-type="float" office:value="350" table:formula="of:=[.E43]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700" table:style-name="ce10">
            <text:p>700</text:p>
          </table:table-cell>
          <table:table-cell table:style-name="ce1"/>
          <table:table-cell office:value-type="float" office:value="700" table:formula="of:=[.E44]" table:style-name="ce1">
            <text:p>7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45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48]" table:style-name="ce1">
            <text:p>1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49]" table:style-name="ce1">
            <text:p>3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5" table:style-name="ce10">
            <text:p>5</text:p>
          </table:table-cell>
          <table:table-cell table:style-name="ce1"/>
          <table:table-cell office:value-type="float" office:value="5" table:formula="of:=[.E50]" table:style-name="ce1">
            <text:p>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style-name="ce1"/>
          <table:table-cell office:value-type="float" office:value="0" table:formula="of:=[.E52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30" table:style-name="ce16">
            <text:p>30</text:p>
          </table:table-cell>
          <table:table-cell table:style-name="ce1"/>
          <table:table-cell office:value-type="float" office:value="30" table:formula="of:=[.E53]" table:style-name="ce1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80" table:style-name="ce16">
            <text:p>80</text:p>
          </table:table-cell>
          <table:table-cell table:style-name="ce1"/>
          <table:table-cell office:value-type="float" office:value="80" table:formula="of:=[.E54]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5314" table:formula="of:=SUM([.E2:.E54])" table:style-name="ce16">
            <text:p>5314</text:p>
          </table:table-cell>
          <table:table-cell table:number-columns-repeated="16379" table:style-name="ce1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7-19T13:19:18Z</dc:date>
    <meta:print-date>2024-07-02T10:41:14Z</meta:print-date>
    <meta:editing-cycles>101</meta:editing-cycles>
    <meta:editing-duration>PT119822S</meta:editing-duration>
  </office:meta>
</office:document-meta>
</file>